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Ubuntu Condensed" svg:font-family="'Ubuntu Condensed'" style:font-pitch="variable"/>
    <style:font-face style:name="Waree" svg:font-family="Waree"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style:font-name="Trebuchet MS"/>
    </style:style>
    <style:style style:name="P2" style:family="paragraph" style:parent-style-name="Standard">
      <style:text-properties style:font-name="Waree"/>
    </style:style>
    <style:style style:name="P3" style:family="paragraph" style:parent-style-name="Standard">
      <style:text-properties style:font-name="Waree" style:text-underline-style="none"/>
    </style:style>
    <style:style style:name="P4" style:family="paragraph" style:parent-style-name="Standard">
      <style:text-properties style:font-name="Waree" fo:font-weight="bold" style:font-weight-asian="bold" style:font-weight-complex="bold"/>
    </style:style>
    <style:style style:name="P5" style:family="paragraph" style:parent-style-name="Standard">
      <style:text-properties style:font-name="Waree" fo:font-size="11pt" fo:font-weight="normal" style:font-size-asian="11pt" style:font-weight-asian="normal" style:font-size-complex="11pt" style:font-weight-complex="normal"/>
    </style:style>
    <style:style style:name="P6" style:family="paragraph" style:parent-style-name="Standard">
      <style:text-properties style:font-name="Waree" fo:font-size="11pt" style:text-underline-style="none" style:font-size-asian="11pt" style:font-size-complex="11pt"/>
    </style:style>
    <style:style style:name="P7" style:family="paragraph" style:parent-style-name="Standard">
      <style:text-properties style:use-window-font-color="true" style:font-name="Waree" fo:font-size="12pt" fo:font-weight="normal" style:font-size-asian="10.5pt" style:font-weight-asian="normal" style:font-size-complex="12pt" style:font-weight-complex="normal"/>
    </style:style>
    <style:style style:name="P8" style:family="paragraph" style:parent-style-name="Standard">
      <style:text-properties style:use-window-font-color="true" style:font-name="Waree" fo:font-size="11pt" fo:font-weight="normal" style:font-size-asian="11pt" style:font-weight-asian="normal" style:font-size-complex="11pt" style:font-weight-complex="normal"/>
    </style:style>
    <style:style style:name="P9" style:family="paragraph" style:parent-style-name="Standard">
      <style:text-properties style:use-window-font-color="true" style:font-name="Waree" fo:font-size="11pt" style:text-underline-style="none" fo:font-weight="normal" style:font-size-asian="11pt" style:font-weight-asian="normal" style:font-size-complex="11pt" style:font-weight-complex="normal"/>
    </style:style>
    <style:style style:name="P10" style:family="paragraph" style:parent-style-name="Standard">
      <style:text-properties fo:color="#006b6b" style:font-name="Waree" fo:font-size="12pt" fo:font-weight="bold" style:font-size-asian="10.5pt" style:font-weight-asian="bold" style:font-size-complex="12pt" style:font-weight-complex="bold"/>
    </style:style>
    <style:style style:name="P11" style:family="paragraph" style:parent-style-name="Standard">
      <style:text-properties fo:color="#006b6b" style:font-name="Waree" fo:font-size="12pt" style:text-underline-style="none" fo:font-weight="bold" style:font-size-asian="12pt" style:font-weight-asian="bold" style:font-size-complex="12pt" style:font-weight-complex="bold"/>
    </style:style>
    <style:style style:name="P12" style:family="paragraph" style:parent-style-name="Standard">
      <style:text-properties fo:color="#006b6b" style:font-name="Ubuntu Condensed" fo:font-size="12pt" style:text-underline-style="none" fo:font-weight="bold" style:font-size-asian="12pt" style:font-weight-asian="bold" style:font-size-complex="12pt" style:font-weight-complex="bold"/>
    </style:style>
    <style:style style:name="P13" style:family="paragraph" style:parent-style-name="Standard">
      <style:text-properties style:font-name="Ubuntu Condensed" fo:font-size="12pt" fo:font-weight="bold" style:font-size-asian="12pt" style:font-weight-asian="bold" style:font-size-complex="12pt" style:font-weight-complex="bold"/>
    </style:style>
    <style:style style:name="P14" style:family="paragraph" style:parent-style-name="Standard">
      <style:text-properties style:font-name="Waree"/>
    </style:style>
    <style:style style:name="P15" style:family="paragraph" style:parent-style-name="Standard" style:list-style-name="L1">
      <style:text-properties style:font-name="Waree" fo:font-size="11pt" style:font-size-asian="11pt" style:font-size-complex="11pt"/>
    </style:style>
    <style:style style:name="P16" style:family="paragraph" style:parent-style-name="Standard" style:list-style-name="L2">
      <style:text-properties style:font-name="Waree" fo:font-size="11pt" style:text-underline-style="none" style:font-size-asian="11pt" style:font-size-complex="11pt"/>
    </style:style>
    <style:style style:name="P17" style:family="paragraph" style:parent-style-name="Standard" style:list-style-name="L2">
      <style:paragraph-properties>
        <style:tab-stops>
          <style:tab-stop style:position="0.053cm"/>
        </style:tab-stops>
      </style:paragraph-properties>
      <style:text-properties style:font-name="Waree" fo:font-size="11pt" style:text-underline-style="none" style:font-size-asian="11pt" style:font-size-complex="11pt"/>
    </style:style>
    <style:style style:name="P18" style:family="paragraph" style:parent-style-name="Standard" style:list-style-name="L4">
      <style:text-properties style:font-name="Waree"/>
    </style:style>
    <style:style style:name="P19" style:family="paragraph" style:parent-style-name="Standard" style:list-style-name="L3"/>
    <style:style style:name="P20" style:family="paragraph" style:parent-style-name="Standard" style:list-style-name="L3">
      <style:text-properties style:use-window-font-color="true" style:font-name="Waree" fo:font-size="11pt" fo:font-weight="normal" style:font-size-asian="11pt" style:font-weight-asian="normal" style:font-size-complex="11pt" style:font-weight-complex="normal"/>
    </style:style>
    <style:style style:name="P21" style:family="paragraph" style:parent-style-name="Standard" style:list-style-name="L3">
      <style:text-properties style:use-window-font-color="true" style:font-name="Waree" fo:font-size="11pt" style:text-underline-style="none" fo:font-weight="normal" style:font-size-asian="11pt" style:font-weight-asian="normal" style:font-size-complex="11pt" style:font-weight-complex="normal"/>
    </style:style>
    <style:style style:name="P22" style:family="paragraph" style:parent-style-name="Standard" style:list-style-name="L4">
      <style:text-properties style:use-window-font-color="true" style:font-name="Waree" fo:font-size="11pt" style:text-underline-style="none" fo:font-weight="normal" style:font-size-asian="11pt" style:font-weight-asian="normal" style:font-size-complex="11pt" style:font-weight-complex="normal"/>
    </style:style>
    <style:style style:name="P23" style:family="paragraph" style:parent-style-name="Standard" style:list-style-name="L3">
      <style:text-properties style:use-window-font-color="true" style:font-name="Waree" fo:font-size="11pt" fo:font-style="italic" style:text-underline-style="none" fo:font-weight="normal" style:font-size-asian="11pt" style:font-style-asian="italic" style:font-weight-asian="normal" style:font-size-complex="11pt" style:font-style-complex="italic" style:font-weight-complex="normal"/>
    </style:style>
    <style:style style:name="P24" style:family="paragraph" style:parent-style-name="Standard" style:list-style-name="L4">
      <style:text-properties style:use-window-font-color="true" style:font-name="Waree" fo:font-size="11pt" fo:font-style="italic" style:text-underline-style="none" fo:font-weight="normal" style:font-size-asian="11pt" style:font-style-asian="italic" style:font-weight-asian="normal" style:font-size-complex="11pt" style:font-style-complex="italic" style:font-weight-complex="normal"/>
    </style:style>
    <style:style style:name="P25" style:family="paragraph" style:parent-style-name="Standard" style:list-style-name="L3">
      <style:text-properties style:use-window-font-color="true" style:font-name="Waree" fo:font-size="12pt" fo:font-weight="normal" style:font-size-asian="10.5pt" style:font-weight-asian="normal" style:font-size-complex="12pt" style:font-weight-complex="normal"/>
    </style:style>
    <style:style style:name="P26" style:family="paragraph" style:parent-style-name="Standard" style:list-style-name="L3">
      <style:text-properties style:use-window-font-color="true" style:font-name="Waree" fo:font-size="12pt" style:text-underline-style="none" fo:font-weight="normal" style:font-size-asian="10.5pt" style:font-weight-asian="normal" style:font-size-complex="12pt" style:font-weight-complex="normal"/>
    </style:style>
    <style:style style:name="P27" style:family="paragraph" style:parent-style-name="Standard" style:list-style-name="L5"/>
    <style:style style:name="P28"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use-window-font-color="true" style:font-name="Waree" fo:font-size="11pt" fo:font-style="italic" fo:font-weight="normal" style:font-size-asian="11pt" style:font-style-asian="italic" style:font-weight-asian="normal" style:font-size-complex="11pt" style:font-style-complex="italic" style:font-weight-complex="normal"/>
    </style:style>
    <style:style style:name="T3" style:family="text">
      <style:text-properties style:use-window-font-color="true" style:font-name="Waree" fo:font-size="11pt" fo:font-style="italic" style:text-underline-style="none" fo:font-weight="normal" style:font-size-asian="11pt" style:font-style-asian="italic" style:font-weight-asian="normal" style:font-size-complex="11pt" style:font-style-complex="italic" style:font-weight-complex="normal"/>
    </style:style>
    <style:style style:name="T4" style:family="text">
      <style:text-properties style:use-window-font-color="true" style:font-name="Waree" fo:font-size="11pt" fo:font-style="italic" style:text-underline-style="none" fo:font-weight="bold" style:font-size-asian="11pt" style:font-style-asian="italic" style:font-weight-asian="bold" style:font-size-complex="11pt" style:font-style-complex="italic" style:font-weight-complex="bold"/>
    </style:style>
    <style:style style:name="T5" style:family="text">
      <style:text-properties style:use-window-font-color="true" style:font-name="Waree" fo:font-size="11pt" fo:font-weight="normal" style:font-size-asian="11pt" style:font-weight-asian="normal" style:font-size-complex="11pt" style:font-weight-complex="normal"/>
    </style:style>
    <style:style style:name="T6" style:family="text">
      <style:text-properties style:use-window-font-color="true" style:font-name="Waree" fo:font-size="11pt" style:text-underline-style="none" fo:font-weight="normal" style:font-size-asian="11pt" style:font-weight-asian="normal" style:font-size-complex="11pt" style:font-weight-complex="normal"/>
    </style:style>
    <style:style style:name="T7" style:family="text">
      <style:text-properties style:use-window-font-color="true" style:text-underline-style="none"/>
    </style:style>
    <style:style style:name="T8" style:family="text">
      <style:text-properties fo:color="#006b6b"/>
    </style:style>
    <style:style style:name="T9" style:family="text">
      <style:text-properties fo:color="#006b6b" style:font-name="Ubuntu Condensed" fo:font-size="12pt" style:text-underline-style="none" fo:font-weight="bold" style:font-size-asian="12pt" style:font-weight-asian="bold" style:font-size-complex="12pt" style:font-weight-complex="bold"/>
    </style:style>
    <style:style style:name="T10" style:family="text">
      <style:text-properties fo:color="#006b6b" style:font-name="Ubuntu Condensed" fo:font-size="12pt" fo:font-weight="bold" style:font-size-asian="12pt" style:font-weight-asian="bold" style:font-size-complex="12pt" style:font-weight-complex="bold"/>
    </style:style>
    <style:style style:name="T11" style:family="text">
      <style:text-properties fo:color="#006b6b" style:text-underline-style="none"/>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5pt" fo:font-weight="bold"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line text:anchor-type="paragraph" draw:z-index="1" draw:style-name="gr2" draw:text-style-name="P28" svg:x1="0.289cm" svg:y1="0.125cm" svg:x2="17.323cm" svg:y2="0.097cm"><text:p/></draw:line><draw:frame text:anchor-type="paragraph" draw:z-index="0" draw:style-name="gr1" svg:width="15.151cm" svg:height="1.098cm" svg:x="1.263cm" svg:y="0.258cm"><draw:text-box><text:p/><text:p text:style-name="P28"><text:span text:style-name="T15">INFORME – REDICTADO OBJETOS I</text:span></text:p></draw:text-box></draw:frame></text:p>
      <text:p text:style-name="Standard"/>
      <text:p text:style-name="Standard"/>
      <text:p text:style-name="Standard"><draw:line text:anchor-type="paragraph" draw:z-index="2" draw:style-name="gr2" draw:text-style-name="P28" svg:x1="0.289cm" svg:y1="0.48cm" svg:x2="17.323cm" svg:y2="0.512cm"><text:p/></draw:line></text:p>
      <text:p text:style-name="Standard"/>
      <text:p text:style-name="Standard"/>
      <text:p text:style-name="Standard"/>
      <text:p text:style-name="P13"><text:tab/><text:span text:style-name="T8">Integrantes del grupo</text:span></text:p>
      <text:p text:style-name="P4"/>
      <text:list xml:id="list1862981400" text:style-name="L1">
        <text:list-item>
          <text:p text:style-name="P15">Darchez Amaro. </text:p>
        </text:list-item>
        <text:list-item>
          <text:p text:style-name="P15">Solar Jonatan Matias.</text:p>
        </text:list-item>
      </text:list>
      <text:p text:style-name="P2"/>
      <text:p text:style-name="P2"><text:tab/><text:span text:style-name="T9">Datos iniciales</text:span></text:p>
      <text:p text:style-name="P3"/>
      <text:p text:style-name="P3"><text:tab/><text:span text:style-name="T12">En un workspace llamado 'DatosIniciales.ws' se encuentran instanciada una <text:tab/>red <text:tab/>formada por 10 usuarios, donde cada uno posee:</text:span></text:p>
      <text:p text:style-name="P6"/>
      <text:list xml:id="list987575951" text:style-name="L2">
        <text:list-item>
          <text:p text:style-name="P16">Grupos: Son aquellas entidades en donde podremos agrupar usuarios del sistema para luego compartir material con ellos. De un grupo podremos agregar como eliminar tantos usuarios del sistema como queramos.</text:p>
          <text:p text:style-name="P16">Existe en grupo especial llamado 'Comunidad' al que pertenecen los usuarios de la red que no estén en nuestros grupos y por supuesto que no contiene al usuario que logeado.</text:p>
          <text:p text:style-name="P16"/>
        </text:list-item>
        <text:list-item>
          <text:p text:style-name="P17"><text:tab/>Seguidores o amigos: Son aquellos usuarios del sistema con los que un usuario en particular podrá compartir sus fotografías. Estos tendrán oportunidad de opinar sobre el contenido que su amigo publique.</text:p>
          <text:p text:style-name="P17"/>
        </text:list-item>
        <text:list-item>
          <text:p text:style-name="P17"><text:tab/>Fotografías: Son las fotografías que un usuario sube para poder compartir con sus amigos. Podemos opinar sobre si nos gusta o no la/s fotografía/s que nos haya compartido.</text:p>
          <text:p text:style-name="P17"/>
        </text:list-item>
      </text:list>
      <text:p text:style-name="P2"><text:tab/><text:span text:style-name="T14">Nota:</text:span><text:span text:style-name="T13"> Ver la estructura de la red.</text:span></text:p>
      <text:p text:style-name="P2"/>
      <text:p text:style-name="P2"><text:tab/><text:span text:style-name="T10">Detalles de implementación</text:span></text:p>
      <text:p text:style-name="P10"/>
      <text:p text:style-name="P7"><text:tab/><text:span text:style-name="T12">Algunos de los problemas encontrados y solucionados se detallan a <text:tab/>continuación:</text:span></text:p>
      <text:list xml:id="list246984844" text:style-name="L5">
        <text:list-item>
          <text:p text:style-name="P27"><text:soft-page-break/><text:span text:style-name="T5">¿Qué hacer cuando se cierra la sesión de un usuario?. </text:span></text:p>
        </text:list-item>
      </text:list>
      <text:list xml:id="list865183368" text:style-name="L3">
        <text:list-header>
          <text:p text:style-name="P25"><text:span text:style-name="T13">Solución:</text:span><text:span text:style-name="T12"> Se le da a elegir al usuario entre poder cerrar la aplicación (cerrar la ventana que el invoco) o cerrar su sesión y dejar abierta la aplicación para que otro usuario (o el mismo) pueda acceder a la</text:span> <text:span text:style-name="T12">aplicación.</text:span></text:p>
          <text:p text:style-name="P25"/>
        </text:list-header>
        <text:list-item>
          <text:p text:style-name="P20">Al iniciar sesión varios usuarios se le asigna una ventana a cada uno. ¿Cómo reconocer de quién es cuál ventana?.</text:p>
          <text:p text:style-name="P20"><text:span text:style-name="T1">Solución:</text:span> Cada ventana sabe a que usuario le pertenece, por ello las mismas tienen en su titulo el nombre del usuario que utiliza esa/s ventana/s. </text:p>
          <text:p text:style-name="P20"/>
        </text:list-item>
        <text:list-item>
          <text:p text:style-name="P20">¿Pueden registrarse usuarios con el mismo nombre de usuario?.</text:p>
          <text:p text:style-name="P20"><text:span text:style-name="T1">Solución:</text:span> No pueden registrarse usuarios con el mismo nombre. Se toma como pre-condición que cada uno tenga un nombre distinto para evitar conflictos en el almacenamiento de la información y su posterior manipulación.</text:p>
        </text:list-item>
      </text:list>
      <text:p text:style-name="P8"/>
      <text:list xml:id="list107400667" text:continue-numbering="true" text:style-name="L3">
        <text:list-item>
          <text:p text:style-name="P20">¿Puede subirse una fotografía que ya existe?.</text:p>
          <text:p text:style-name="P20"><text:span text:style-name="T1">Solución:</text:span> Si, pero siempre y cuando esa fotografía no pertenezca al grupo seleccionado, en cuyo caso no se podrá subir.</text:p>
          <text:p text:style-name="P20"><text:s/></text:p>
        </text:list-item>
        <text:list-item>
          <text:p text:style-name="P20">¿Cuándo se elimina un usuario y el grupo al que pertenece queda vacío se elimina el grupo también?.</text:p>
          <text:p text:style-name="P19"><text:span text:style-name="T2">Solución:</text:span><text:span text:style-name="T5"> No se elimina el grupo. Para esto se tiene la opción de eliminar por grupos.</text:span></text:p>
        </text:list-item>
      </text:list>
      <text:p text:style-name="P9"/>
      <text:list xml:id="list1103265387" text:continue-numbering="true" text:style-name="L3">
        <text:list-item>
          <text:p text:style-name="P21">¿Cuántas veces puede opinarse sobre una misma fotografía?.</text:p>
          <text:p text:style-name="P19"><text:span text:style-name="T3">Solución:</text:span><text:span text:style-name="T6"> Solo una vez es posible opinar sobre una fotografía. Esto se plantea así para que no se des balanceen las cantidades de votos positivos como negativos.</text:span></text:p>
        </text:list-item>
      </text:list>
      <text:p text:style-name="P9"/>
      <text:list xml:id="list163871881" text:continue-numbering="true" text:style-name="L3">
        <text:list-item>
          <text:p text:style-name="P21">¿Cómo se sube una fotografía?</text:p>
          <text:p text:style-name="P23">Problema: Utilización de las clases OpenFileDialog que permite seleccionar un archivo mediante la navegación por el sistema de archivos. Esta clase no existe en la versión que se utiliza en la cursada por lo cual se opto por la solución que se indica a continuación.</text:p>
          <text:p text:style-name="P19"><text:span text:style-name="T3">Solucion:</text:span><text:span text:style-name="T6"> El usuario debe ingresar el directorio en donde se encuentre la fotografía como también el nombre con el cual se visualizara la misma y además debe seleccionar con que grupo la va a compartir.</text:span></text:p>
          <text:p text:style-name="P19"><text:soft-page-break/><text:span text:style-name="T6"/></text:p>
        </text:list-item>
        <text:list-item>
          <text:p text:style-name="P21">¿Un seguidor puede pertenecer a grupos diferentes?.</text:p>
          <text:p text:style-name="P19"><text:span text:style-name="T3">Solución:</text:span><text:span text:style-name="T6"> Solo se le puede asignar un grupo a cada seguidor.</text:span></text:p>
          <text:p text:style-name="P26"/>
        </text:list-item>
      </text:list>
      <text:p text:style-name="P12"><text:tab/>Menú de opciones del usuario</text:p>
      <text:p text:style-name="P11"/>
      <text:p text:style-name="P5"><text:span text:style-name="T11"><text:tab/></text:span><text:span text:style-name="T7">El usuario tiene acceso a estas opciones:</text:span></text:p>
      <text:p text:style-name="P12"><text:tab/></text:p>
      <text:list xml:id="list754594561" text:style-name="L4">
        <text:list-item>
          <text:list>
            <text:list-item>
              <text:p text:style-name="P18"><text:span text:style-name="T6">Ver mis fotografías: </text:span><text:span text:style-name="T3">Desde esta ventana podremos administrar las fotografías del usuario, es decir, agregar nuevas, eliminar existentes y visualizarlas.</text:span></text:p>
              <text:p text:style-name="P22"/>
            </text:list-item>
            <text:list-item>
              <text:p text:style-name="P18"><text:span text:style-name="T6">Administrar mis grupos: </text:span><text:span text:style-name="T3">Desde esta ventana podremos administrar los grupos del usuario, es decir, agregar nuevos, eliminar existentes y modificar el nombre del mismo. Además por cada uno de estos tendremos la posibilidad de ver los usuarios que al él pertenezcan y con estos eliminarlos o ver las fotografías que compartan con el usuario.</text:span></text:p>
              <text:p text:style-name="P22"/>
            </text:list-item>
            <text:list-item>
              <text:p text:style-name="P18"><text:span text:style-name="T6">Seguir a: </text:span><text:span text:style-name="T3">Desde esta ventana podremos agregar los usuarios de la red que todavía no pertenezcan a ninguno de nuestro grupos.</text:span></text:p>
              <text:p text:style-name="P18"><text:span text:style-name="T4">Nota:</text:span><text:span text:style-name="T3"> Un usuario solo puede pertenecer a un grupo en particular.</text:span></text:p>
              <text:p text:style-name="P24"/>
            </text:list-item>
            <text:list-item>
              <text:p text:style-name="P18"><text:span text:style-name="T6">Sistema de recomendación: </text:span><text:span text:style-name="T3">Desde esta ventana podremos visualizar las fotografías mejor y peor evaluadas sobre las que opinaron nuestros “amigos”. </text:span><text:span text:style-name="T4">Nota:</text:span><text:span text:style-name="T3"> Las fotografías se encuentran ordenadas cronológicamente.</text:span></text:p>
              <text:p text:style-name="P24"/>
            </text:list-item>
            <text:list-item>
              <text:p text:style-name="P18"><text:span text:style-name="T6">Darme de baja de la red: </text:span><text:span text:style-name="T3">Permite que el usuario logeado pueda darse de baja de la red social, esto provocará que las fotografías que haya compartido no podrán ser visualizadas por sus “amigos” ya que está información es actualizada automáticamente cuando se inicia sesión.</text:span></text:p>
              <text:p text:style-name="P22"/>
            </text:list-item>
            <text:list-item>
              <text:p text:style-name="P18"><text:span text:style-name="T6">Cerrar sesión: </text:span><text:span text:style-name="T3">Cierra la sesión del usuario logeado dándole como opción cerrar la aplicación o que ésta quede abierta para ser utiliza a futuro por otro usuario o el mism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Ubuntu Condensed" svg:font-family="'Ubuntu Condensed'" style:font-pitch="variable"/>
    <style:font-face style:name="Waree" svg:font-family="Waree"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Ware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rebuchet MS"/>
    </style:style>
    <style:page-layout style:name="Mpm1">
      <style:page-layout-properties fo:page-width="21.001cm" fo:page-height="29.7cm" style:num-format="1" style:print-orientation="portrait" fo:margin-top="2cm" fo:margin-bottom="2cm" fo:margin-left="1.713cm" fo:margin-right="1.68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ina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as </meta:initial-creator>
    <meta:creation-date>2012-06-29T22:45:30</meta:creation-date>
    <dc:date>2012-11-26T17:24:24</dc:date>
    <meta:editing-duration>PT3H15M25S</meta:editing-duration>
    <meta:editing-cycles>22</meta:editing-cycles>
    <meta:generator>LibreOffice/3.5$Linux_x86 LibreOffice_project/350m1$Build-2</meta:generator>
    <meta:print-date>2012-11-26T17:22:51</meta:print-date>
    <meta:document-statistic meta:table-count="0" meta:image-count="0" meta:object-count="0" meta:page-count="3" meta:paragraph-count="41" meta:word-count="756" meta:character-count="4525" meta:non-whitespace-character-count="3820"/>
  </office:meta>
</office:document-meta>
</file>